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fo:text-align="justify" style:justify-single-word="false"/>
      <style:text-properties officeooo:rsid="0012096c" officeooo:paragraph-rsid="003ce7f6"/>
    </style:style>
    <style:style style:name="P2" style:family="paragraph" style:parent-style-name="Text_20_body">
      <style:paragraph-properties fo:line-height="200%" fo:text-align="justify" style:justify-single-word="false"/>
      <style:text-properties fo:font-style="normal" fo:font-weight="normal" officeooo:rsid="001dac64" officeooo:paragraph-rsid="001dac64" fo:background-color="transparent" style:font-style-asian="normal" style:font-weight-asian="normal" style:font-style-complex="normal" style:font-weight-complex="normal"/>
    </style:style>
    <style:style style:name="P3" style:family="paragraph" style:parent-style-name="Text_20_body">
      <style:paragraph-properties fo:line-height="200%" fo:text-align="justify" style:justify-single-word="false"/>
      <style:text-properties fo:font-style="normal" fo:font-weight="normal" officeooo:rsid="0016d010" officeooo:paragraph-rsid="0021b55a" fo:background-color="transparent" style:font-style-asian="normal" style:font-weight-asian="normal" style:font-style-complex="normal" style:font-weight-complex="normal"/>
    </style:style>
    <style:style style:name="P4"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5" style:family="paragraph" style:parent-style-name="Text_20_body">
      <style:paragraph-properties fo:line-height="200%" fo:text-align="justify" style:justify-single-word="false"/>
      <style:text-properties fo:font-style="normal" fo:font-weight="normal" officeooo:rsid="00291b63" officeooo:paragraph-rsid="00291b63" fo:background-color="transparent"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rsid="00273d7b" officeooo:paragraph-rsid="0057992c" fo:background-color="transparent"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rsid="0035334e" officeooo:paragraph-rsid="0035334e" fo:background-color="transparent"/>
    </style:style>
    <style:style style:name="P8"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2ab106" officeooo:paragraph-rsid="002ab106" style:font-style-asian="normal" style:font-weight-asian="normal" style:font-style-complex="normal" style:font-weight-complex="normal"/>
    </style:style>
    <style:style style:name="P10" style:family="paragraph" style:parent-style-name="Text_20_body">
      <style:paragraph-properties fo:line-height="200%" fo:text-align="justify" style:justify-single-word="false"/>
      <style:text-properties fo:font-style="normal" fo:font-weight="normal" officeooo:rsid="0038bf15" officeooo:paragraph-rsid="0038bf15" style:font-style-asian="normal" style:font-weight-asian="normal" style:font-style-complex="normal" style:font-weight-complex="normal"/>
    </style:style>
    <style:style style:name="P11" style:family="paragraph" style:parent-style-name="Text_20_body">
      <style:paragraph-properties fo:line-height="200%" fo:text-align="justify" style:justify-single-word="false"/>
      <style:text-properties fo:font-style="normal" fo:font-weight="normal" officeooo:paragraph-rsid="00308305"/>
    </style:style>
    <style:style style:name="P12"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13"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14"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15" style:family="paragraph" style:parent-style-name="Standard">
      <style:text-properties fo:font-weight="bold" officeooo:rsid="0010b9a6" officeooo:paragraph-rsid="0010b9a6" style:font-weight-asian="bold" style:font-weight-complex="bold"/>
    </style:style>
    <style:style style:name="P16" style:family="paragraph" style:parent-style-name="Standard">
      <style:paragraph-properties fo:line-height="200%" fo:text-align="justify" style:justify-single-word="false"/>
      <style:text-properties officeooo:rsid="0010b9a6" officeooo:paragraph-rsid="0010b9a6"/>
    </style:style>
    <style:style style:name="P17" style:family="paragraph" style:parent-style-name="Standard">
      <style:paragraph-properties fo:line-height="200%" fo:text-align="justify" style:justify-single-word="false"/>
      <style:text-properties officeooo:rsid="0012096c" officeooo:paragraph-rsid="003ce7f6"/>
    </style:style>
    <style:style style:name="P18" style:family="paragraph" style:parent-style-name="Standard">
      <style:text-properties fo:font-size="14pt" fo:font-weight="bold" officeooo:rsid="0010b9a6" officeooo:paragraph-rsid="0010b9a6" style:font-size-asian="14pt" style:font-weight-asian="bold" style:font-size-complex="14pt" style:font-weight-complex="bold"/>
    </style:style>
    <style:style style:name="P19" style:family="paragraph" style:parent-style-name="Standard">
      <style:paragraph-properties fo:line-height="200%" fo:text-align="justify" style:justify-single-word="false"/>
      <style:text-properties officeooo:rsid="0012096c" officeooo:paragraph-rsid="003ce7f6"/>
    </style:style>
    <style:style style:name="P20" style:family="paragraph" style:parent-style-name="Text_20_body">
      <style:paragraph-properties fo:line-height="200%" fo:text-align="justify" style:justify-single-word="false"/>
      <style:text-properties fo:font-style="normal" fo:font-weight="normal" officeooo:rsid="001dac64" officeooo:paragraph-rsid="0077b9a1" fo:background-color="transparent"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rsid="001cda9d" officeooo:paragraph-rsid="004a0de9" fo:background-color="transparent"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font-style="normal" fo:font-weight="normal" officeooo:rsid="00273d7b" officeooo:paragraph-rsid="00291b63" fo:background-color="transparent"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normal" officeooo:rsid="0074344d" officeooo:paragraph-rsid="0074344d" fo:background-color="transparent" style:font-style-asian="normal" style:font-weight-asian="normal" style:font-style-complex="normal" style:font-weight-complex="normal"/>
    </style:style>
    <style:style style:name="P25" style:family="paragraph" style:parent-style-name="Text_20_body">
      <style:paragraph-properties fo:line-height="200%" fo:text-align="justify" style:justify-single-word="false"/>
      <style:text-properties fo:font-style="normal" fo:font-weight="normal" officeooo:rsid="0021b55a" officeooo:paragraph-rsid="0056f5d8" fo:background-color="#ffff99" style:font-style-asian="normal" style:font-weight-asian="normal" style:font-style-complex="normal" style:font-weight-complex="normal"/>
    </style:style>
    <style:style style:name="P26" style:family="paragraph" style:parent-style-name="Text_20_body">
      <style:paragraph-properties fo:line-height="200%" fo:text-align="justify" style:justify-single-word="false"/>
      <style:text-properties fo:font-style="normal" fo:font-weight="normal" officeooo:paragraph-rsid="00687f46" fo:background-color="#ffff99" style:font-style-asian="normal" style:font-weight-asian="normal" style:font-style-complex="normal" style:font-weight-complex="normal"/>
    </style:style>
    <style:style style:name="P27" style:family="paragraph" style:parent-style-name="Text_20_body">
      <style:paragraph-properties fo:line-height="200%" fo:text-align="justify" style:justify-single-word="false"/>
      <style:text-properties fo:font-style="normal" fo:font-weight="normal" officeooo:paragraph-rsid="004ad972" fo:background-color="#ffff99" style:font-style-asian="normal" style:font-weight-asian="normal" style:font-style-complex="normal" style:font-weight-complex="normal"/>
    </style:style>
    <style:style style:name="P28" style:family="paragraph" style:parent-style-name="Text_20_body">
      <style:paragraph-properties fo:line-height="200%" fo:text-align="justify" style:justify-single-word="false"/>
      <style:text-properties fo:font-style="normal" fo:font-weight="normal" officeooo:paragraph-rsid="005a372f" style:font-style-asian="normal" style:font-weight-asian="normal" style:font-style-complex="normal" style:font-weight-complex="normal"/>
    </style:style>
    <style:style style:name="P29" style:family="paragraph" style:parent-style-name="Text_20_body">
      <style:paragraph-properties fo:line-height="200%" fo:text-align="justify" style:justify-single-word="false"/>
      <style:text-properties fo:font-style="normal" fo:font-weight="normal" officeooo:paragraph-rsid="00687f46" style:font-style-asian="normal" style:font-weight-asian="normal" style:font-style-complex="normal" style:font-weight-complex="normal"/>
    </style:style>
    <style:style style:name="P30" style:family="paragraph" style:parent-style-name="Text_20_body">
      <style:paragraph-properties fo:line-height="200%" fo:text-align="justify" style:justify-single-word="false"/>
      <style:text-properties fo:font-style="normal" fo:font-weight="normal" officeooo:paragraph-rsid="006b5eeb" style:font-style-asian="normal" style:font-weight-asian="normal" style:font-style-complex="normal" style:font-weight-complex="normal"/>
    </style:style>
    <style:style style:name="P31" style:family="paragraph" style:parent-style-name="Text_20_body">
      <style:paragraph-properties fo:line-height="200%" fo:text-align="justify" style:justify-single-word="false"/>
      <style:text-properties fo:font-style="normal" fo:font-weight="normal" officeooo:rsid="00753a7a" officeooo:paragraph-rsid="00753a7a" fo:background-color="#ff00cc" style:font-style-asian="normal" style:font-weight-asian="normal" style:font-style-complex="normal" style:font-weight-complex="normal"/>
    </style:style>
    <style:style style:name="T1" style:family="text">
      <style:text-properties officeooo:rsid="003ce7f6"/>
    </style:style>
    <style:style style:name="T2" style:family="text">
      <style:text-properties officeooo:rsid="0021b55a"/>
    </style:style>
    <style:style style:name="T3" style:family="text">
      <style:text-properties officeooo:rsid="0021b55a" fo:background-color="#ffffff"/>
    </style:style>
    <style:style style:name="T4" style:family="text">
      <style:text-properties fo:background-color="transparent" loext:char-shading-value="0"/>
    </style:style>
    <style:style style:name="T5" style:family="text">
      <style:text-properties officeooo:rsid="0016d010" fo:background-color="transparent" loext:char-shading-value="0"/>
    </style:style>
    <style:style style:name="T6" style:family="text">
      <style:text-properties officeooo:rsid="001cda9d" fo:background-color="transparent" loext:char-shading-value="0"/>
    </style:style>
    <style:style style:name="T7" style:family="text">
      <style:text-properties officeooo:rsid="001ea524" fo:background-color="transparent" loext:char-shading-value="0"/>
    </style:style>
    <style:style style:name="T8" style:family="text">
      <style:text-properties officeooo:rsid="001fe5db" fo:background-color="transparent" loext:char-shading-value="0"/>
    </style:style>
    <style:style style:name="T9" style:family="text">
      <style:text-properties officeooo:rsid="0023c48e" fo:background-color="transparent" loext:char-shading-value="0"/>
    </style:style>
    <style:style style:name="T10" style:family="text">
      <style:text-properties officeooo:rsid="002b81ab" fo:background-color="transparent" loext:char-shading-value="0"/>
    </style:style>
    <style:style style:name="T11" style:family="text">
      <style:text-properties fo:background-color="transparent" loext:char-shading-value="0" style:font-style-asian="normal" style:font-weight-asian="normal" style:font-style-complex="normal" style:font-weight-complex="normal"/>
    </style:style>
    <style:style style:name="T12" style:family="text">
      <style:text-properties officeooo:rsid="002b81ab" fo:background-color="transparent" loext:char-shading-value="0" style:font-style-asian="normal" style:font-weight-asian="normal" style:font-style-complex="normal" style:font-weight-complex="normal"/>
    </style:style>
    <style:style style:name="T13" style:family="text">
      <style:text-properties officeooo:rsid="002c5b7d" fo:background-color="transparent" loext:char-shading-value="0" style:font-style-asian="normal" style:font-weight-asian="normal" style:font-style-complex="normal" style:font-weight-complex="normal"/>
    </style:style>
    <style:style style:name="T14" style:family="text">
      <style:text-properties officeooo:rsid="002f3bfb" fo:background-color="transparent" loext:char-shading-value="0" style:font-style-asian="normal" style:font-weight-asian="normal" style:font-style-complex="normal" style:font-weight-complex="normal"/>
    </style:style>
    <style:style style:name="T15" style:family="text">
      <style:text-properties officeooo:rsid="00308305" fo:background-color="transparent" loext:char-shading-value="0" style:font-style-asian="normal" style:font-weight-asian="normal" style:font-style-complex="normal" style:font-weight-complex="normal"/>
    </style:style>
    <style:style style:name="T16" style:family="text">
      <style:text-properties officeooo:rsid="00324dcd" fo:background-color="transparent" loext:char-shading-value="0" style:font-style-asian="normal" style:font-weight-asian="normal" style:font-style-complex="normal" style:font-weight-complex="normal"/>
    </style:style>
    <style:style style:name="T17" style:family="text">
      <style:text-properties officeooo:rsid="0032e1b7" fo:background-color="transparent" loext:char-shading-value="0" style:font-style-asian="normal" style:font-weight-asian="normal" style:font-style-complex="normal" style:font-weight-complex="normal"/>
    </style:style>
    <style:style style:name="T18" style:family="text">
      <style:text-properties officeooo:rsid="0034d518" fo:background-color="transparent" loext:char-shading-value="0" style:font-style-asian="normal" style:font-weight-asian="normal" style:font-style-complex="normal" style:font-weight-complex="normal"/>
    </style:style>
    <style:style style:name="T19" style:family="text">
      <style:text-properties officeooo:rsid="0035334e" fo:background-color="transparent" loext:char-shading-value="0" style:font-style-asian="normal" style:font-weight-asian="normal" style:font-style-complex="normal" style:font-weight-complex="normal"/>
    </style:style>
    <style:style style:name="T20" style:family="text">
      <style:text-properties officeooo:rsid="00390d73" fo:background-color="transparent" loext:char-shading-value="0"/>
    </style:style>
    <style:style style:name="T21" style:family="text">
      <style:text-properties officeooo:rsid="003b74bc" fo:background-color="transparent" loext:char-shading-value="0"/>
    </style:style>
    <style:style style:name="T22" style:family="text">
      <style:text-properties officeooo:rsid="003b74bc" fo:background-color="transparent" loext:char-shading-value="0"/>
    </style:style>
    <style:style style:name="T23" style:family="text">
      <style:text-properties officeooo:rsid="0046bb49" fo:background-color="transparent" loext:char-shading-value="0"/>
    </style:style>
    <style:style style:name="T24" style:family="text">
      <style:text-properties officeooo:rsid="0047e3ef" fo:background-color="transparent" loext:char-shading-value="0"/>
    </style:style>
    <style:style style:name="T25" style:family="text">
      <style:text-properties officeooo:rsid="0047e3ef" fo:background-color="transparent" loext:char-shading-value="0"/>
    </style:style>
    <style:style style:name="T26" style:family="text">
      <style:text-properties officeooo:rsid="004946c8" fo:background-color="transparent" loext:char-shading-value="0"/>
    </style:style>
    <style:style style:name="T27" style:family="text">
      <style:text-properties officeooo:rsid="004a0de9" fo:background-color="transparent" loext:char-shading-value="0"/>
    </style:style>
    <style:style style:name="T28" style:family="text">
      <style:text-properties officeooo:rsid="0050ca61" fo:background-color="transparent" loext:char-shading-value="0"/>
    </style:style>
    <style:style style:name="T29" style:family="text">
      <style:text-properties officeooo:rsid="0057992c" fo:background-color="transparent" loext:char-shading-value="0"/>
    </style:style>
    <style:style style:name="T30" style:family="text">
      <style:text-properties officeooo:rsid="003ce7f6" fo:background-color="transparent" loext:char-shading-value="0"/>
    </style:style>
    <style:style style:name="T31" style:family="text">
      <style:text-properties officeooo:rsid="004ed027" fo:background-color="transparent" loext:char-shading-value="0"/>
    </style:style>
    <style:style style:name="T32" style:family="text">
      <style:text-properties fo:background-color="transparent" loext:char-shading-value="0"/>
    </style:style>
    <style:style style:name="T33" style:family="text">
      <style:text-properties officeooo:rsid="005cfea4" fo:background-color="transparent" loext:char-shading-value="0"/>
    </style:style>
    <style:style style:name="T34" style:family="text">
      <style:text-properties officeooo:rsid="0064f05c" fo:background-color="transparent" loext:char-shading-value="0"/>
    </style:style>
    <style:style style:name="T35" style:family="text">
      <style:text-properties officeooo:rsid="006643d3" fo:background-color="transparent" loext:char-shading-value="0"/>
    </style:style>
    <style:style style:name="T36" style:family="text">
      <style:text-properties officeooo:rsid="006643d3" fo:background-color="transparent" loext:char-shading-value="0"/>
    </style:style>
    <style:style style:name="T37" style:family="text">
      <style:text-properties officeooo:rsid="005a372f" fo:background-color="transparent" loext:char-shading-value="0"/>
    </style:style>
    <style:style style:name="T38" style:family="text">
      <style:text-properties officeooo:rsid="00687f46" fo:background-color="transparent" loext:char-shading-value="0"/>
    </style:style>
    <style:style style:name="T39" style:family="text">
      <style:text-properties officeooo:rsid="0069ef7b" fo:background-color="transparent" loext:char-shading-value="0"/>
    </style:style>
    <style:style style:name="T40" style:family="text">
      <style:text-properties officeooo:rsid="00718158" fo:background-color="transparent" loext:char-shading-value="0"/>
    </style:style>
    <style:style style:name="T41" style:family="text">
      <style:text-properties officeooo:rsid="00731e13" fo:background-color="transparent" loext:char-shading-value="0"/>
    </style:style>
    <style:style style:name="T42" style:family="text">
      <style:text-properties officeooo:rsid="00731e13" fo:background-color="transparent" loext:char-shading-value="0"/>
    </style:style>
    <style:style style:name="T43" style:family="text">
      <style:text-properties officeooo:rsid="0073bb44" fo:background-color="transparent" loext:char-shading-value="0"/>
    </style:style>
    <style:style style:name="T44"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46"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47" style:family="text">
      <style:text-properties fo:font-size="12pt" fo:language="en" fo:country="US" officeooo:rsid="001ea524" fo:background-color="transparent" loext:char-shading-value="0" style:font-size-asian="12pt" style:font-size-complex="12pt"/>
    </style:style>
    <style:style style:name="T48"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49" style:family="text">
      <style:text-properties officeooo:rsid="002f3bfb" fo:background-color="#ffff00" loext:char-shading-value="0" style:font-style-asian="normal" style:font-weight-asian="normal" style:font-style-complex="normal" style:font-weight-complex="normal"/>
    </style:style>
    <style:style style:name="T50" style:family="text">
      <style:text-properties officeooo:rsid="00308305" fo:background-color="#ffff00" loext:char-shading-value="0" style:font-style-asian="normal" style:font-weight-asian="normal" style:font-style-complex="normal" style:font-weight-complex="normal"/>
    </style:style>
    <style:style style:name="T51" style:family="text">
      <style:text-properties officeooo:rsid="0035334e" fo:background-color="#ffff00" loext:char-shading-value="0" style:font-style-asian="normal" style:font-weight-asian="normal" style:font-style-complex="normal" style:font-weight-complex="normal"/>
    </style:style>
    <style:style style:name="T52" style:family="text">
      <style:text-properties style:font-style-asian="normal" style:font-weight-asian="normal" style:font-style-complex="normal" style:font-weight-complex="normal"/>
    </style:style>
    <style:style style:name="T53" style:family="text">
      <style:text-properties officeooo:rsid="0035334e" style:font-style-asian="normal" style:font-weight-asian="normal" style:font-style-complex="normal" style:font-weight-complex="normal"/>
    </style:style>
    <style:style style:name="T54" style:family="text">
      <style:text-properties officeooo:rsid="0035f6b6" style:font-style-asian="normal" style:font-weight-asian="normal" style:font-style-complex="normal" style:font-weight-complex="normal"/>
    </style:style>
    <style:style style:name="T55" style:family="text">
      <style:text-properties officeooo:rsid="0037f0b4" style:font-style-asian="normal" style:font-weight-asian="normal" style:font-style-complex="normal" style:font-weight-complex="normal"/>
    </style:style>
    <style:style style:name="T56" style:family="text">
      <style:text-properties officeooo:rsid="0038bf15" style:font-style-asian="normal" style:font-weight-asian="normal" style:font-style-complex="normal" style:font-weight-complex="normal"/>
    </style:style>
    <style:style style:name="T57" style:family="text">
      <style:text-properties officeooo:rsid="003b74bc"/>
    </style:style>
    <style:style style:name="T58" style:family="text">
      <style:text-properties fo:background-color="#cccccc" loext:char-shading-value="0"/>
    </style:style>
    <style:style style:name="T59" style:family="text">
      <style:text-properties officeooo:rsid="003b74bc" fo:background-color="#cccccc" loext:char-shading-value="0"/>
    </style:style>
    <style:style style:name="T60" style:family="text">
      <style:text-properties officeooo:rsid="003ce7f6" fo:background-color="#cccccc" loext:char-shading-value="0"/>
    </style:style>
    <style:style style:name="T61" style:family="text">
      <style:text-properties officeooo:rsid="003ce7f6"/>
    </style:style>
    <style:style style:name="T62" style:family="text">
      <style:text-properties fo:font-weight="bold" officeooo:rsid="00408ba9" style:font-weight-asian="bold" style:font-weight-complex="bold"/>
    </style:style>
    <style:style style:name="T63" style:family="text">
      <style:text-properties fo:font-weight="bold" officeooo:rsid="0047e3ef" style:font-weight-asian="bold" style:font-weight-complex="bold"/>
    </style:style>
    <style:style style:name="T64" style:family="text">
      <style:text-properties fo:font-weight="bold" officeooo:rsid="004e2253" style:font-weight-asian="bold" style:font-weight-complex="bold"/>
    </style:style>
    <style:style style:name="T65" style:family="text">
      <style:text-properties fo:font-weight="bold" officeooo:rsid="0059e701" style:font-weight-asian="bold" style:font-weight-complex="bold"/>
    </style:style>
    <style:style style:name="T66" style:family="text">
      <style:text-properties fo:font-weight="bold" officeooo:rsid="006643d3" style:font-weight-asian="bold" style:font-weight-complex="bold"/>
    </style:style>
    <style:style style:name="T67" style:family="text">
      <style:text-properties fo:font-weight="bold" officeooo:rsid="0021b55a" style:font-weight-asian="bold" style:font-weight-complex="bold"/>
    </style:style>
    <style:style style:name="T68" style:family="text">
      <style:text-properties fo:font-weight="bold" officeooo:rsid="0016d010" fo:background-color="transparent" loext:char-shading-value="0" style:font-weight-asian="bold" style:font-weight-complex="bold"/>
    </style:style>
    <style:style style:name="T69" style:family="text">
      <style:text-properties fo:font-weight="bold" officeooo:rsid="004459f2" fo:background-color="transparent" loext:char-shading-value="0" style:font-weight-asian="bold" style:font-weight-complex="bold"/>
    </style:style>
    <style:style style:name="T70" style:family="text">
      <style:text-properties fo:font-weight="bold" officeooo:rsid="00512b7a" fo:background-color="transparent" loext:char-shading-value="0" style:font-weight-asian="bold" style:font-weight-complex="bold"/>
    </style:style>
    <style:style style:name="T71" style:family="text">
      <style:text-properties fo:font-weight="bold" officeooo:rsid="00731e13" fo:background-color="transparent" loext:char-shading-value="0" style:font-weight-asian="bold" style:font-weight-complex="bold"/>
    </style:style>
    <style:style style:name="T72" style:family="text">
      <style:text-properties fo:font-weight="bold" officeooo:rsid="00718158" fo:background-color="#ffffff" loext:char-shading-value="0" style:font-weight-asian="bold" style:font-weight-complex="bold"/>
    </style:style>
    <style:style style:name="T73" style:family="text">
      <style:text-properties fo:font-weight="bold" officeooo:rsid="0021b55a" fo:background-color="#ffffff" loext:char-shading-value="0" style:font-weight-asian="bold" style:font-weight-complex="bold"/>
    </style:style>
    <style:style style:name="T74" style:family="text">
      <style:text-properties fo:font-weight="bold" officeooo:rsid="0057992c" fo:background-color="#ffffff" loext:char-shading-value="0" style:font-weight-asian="bold" style:font-weight-complex="bold"/>
    </style:style>
    <style:style style:name="T75" style:family="text">
      <style:text-properties officeooo:rsid="003ce7f6" fo:background-color="#ffff99" loext:char-shading-value="0"/>
    </style:style>
    <style:style style:name="T76" style:family="text">
      <style:text-properties officeooo:rsid="004c9d1c" fo:background-color="#ffff99" loext:char-shading-value="0"/>
    </style:style>
    <style:style style:name="T77" style:family="text">
      <style:text-properties officeooo:rsid="0021b55a" fo:background-color="#ffff99" loext:char-shading-value="0"/>
    </style:style>
    <style:style style:name="T78" style:family="text">
      <style:text-properties officeooo:rsid="00465037" fo:background-color="#ffff99" loext:char-shading-value="0"/>
    </style:style>
    <style:style style:name="T79" style:family="text">
      <style:text-properties officeooo:rsid="001cda9d" fo:background-color="#ffff99" loext:char-shading-value="0"/>
    </style:style>
    <style:style style:name="T80" style:family="text">
      <style:text-properties officeooo:rsid="00621de4" fo:background-color="#ffff99" loext:char-shading-value="0"/>
    </style:style>
    <style:style style:name="T81" style:family="text">
      <style:text-properties officeooo:rsid="006b5eeb" fo:background-color="#ffff99" loext:char-shading-value="0"/>
    </style:style>
    <style:style style:name="T82" style:family="text">
      <style:text-properties officeooo:rsid="00183eff" fo:background-color="#ffff99" loext:char-shading-value="0"/>
    </style:style>
    <style:style style:name="T83" style:family="text">
      <style:text-properties officeooo:rsid="004459f2" fo:background-color="#ffff99" loext:char-shading-value="0"/>
    </style:style>
    <style:style style:name="T84" style:family="text">
      <style:text-properties officeooo:rsid="0016d010" fo:background-color="#ffff99" loext:char-shading-value="0"/>
    </style:style>
    <style:style style:name="T85" style:family="text">
      <style:text-properties officeooo:rsid="004ad972" fo:background-color="#ffff99" loext:char-shading-value="0"/>
    </style:style>
    <style:style style:name="T86" style:family="text">
      <style:text-properties officeooo:rsid="0073bb44" fo:background-color="#ffff99" loext:char-shading-value="0"/>
    </style:style>
    <style:style style:name="T87" style:family="text">
      <style:text-properties officeooo:rsid="0076b920" fo:background-color="#ffff99" loext:char-shading-value="0"/>
    </style:style>
    <style:style style:name="T88" style:family="text">
      <style:text-properties officeooo:rsid="0077a979" fo:background-color="#ffff99" loext:char-shading-value="0"/>
    </style:style>
    <style:style style:name="T89" style:family="text">
      <style:text-properties officeooo:rsid="0077b9a1" fo:background-color="#ffff99" loext:char-shading-value="0"/>
    </style:style>
    <style:style style:name="T90" style:family="text">
      <style:text-properties officeooo:rsid="0079542c" fo:background-color="#ffff99" loext:char-shading-value="0"/>
    </style:style>
    <style:style style:name="T91" style:family="text">
      <style:text-properties officeooo:rsid="00291b63" fo:background-color="#ffffff" loext:char-shading-value="0"/>
    </style:style>
    <style:style style:name="T92" style:family="text">
      <style:text-properties officeooo:rsid="0050ca61"/>
    </style:style>
    <style:style style:name="T93" style:family="text">
      <style:text-properties officeooo:rsid="005b4599"/>
    </style:style>
    <style:style style:name="T94" style:family="text">
      <style:text-properties officeooo:rsid="00718158" fo:background-color="#ffffff"/>
    </style:style>
  </office:automatic-styles>
  <office:body>
    <office:text text:use-soft-page-breaks="true">
      <office:forms form:automatic-focus="false" form:apply-design-mode="false"/>
      <text:tracked-changes text:track-changes="false">
        <text:changed-region xml:id="ct93914944130464" text:id="ct93914944130464">
          <text:deletion>
            <office:change-info>
              <dc:creator>Unknown Author</dc:creator>
              <dc:date>2020-05-13T09:26:23</dc:date>
            </office:change-info>
            <text:p text:style-name="P1"><text:span text:style-name="T1">prediction </text:span></text:p>
          </text:deletion>
        </text:changed-region>
        <text:changed-region xml:id="ct93914626859008" text:id="ct93914626859008">
          <text:deletion>
            <office:change-info>
              <dc:creator>Unknown Author</dc:creator>
              <dc:date>2020-05-13T09:26:30</dc:date>
            </office:change-info>
            <text:p text:style-name="P1"><text:span text:style-name="T1">d</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scussion</text:p>
      <text:p text:style-name="P16"/>
      <text:p text:style-name="P1"><text:span text:style-name="T21">T</text:span><text:span text:style-name="T4">he estimation of breeding values requires </text:span><text:span text:style-name="T35">a stable investment (financial resources)</text:span><text:span text:style-name="T4"> for </text:span><text:span text:style-name="T23">continuous</text:span><text:span text:style-name="T4"> collection of data. While </text:span><text:span text:style-name="T21">breeding programmes usually have a secure</text:span><text:span text:style-name="T4"> funding for phenotyping, the funding for genotyping is not yet well established to initiate and regularly update the training population for genomic prediction.</text:span> In this paper we propose <text:span text:style-name="T57">implementing genomic selection by optimizing the investment into phenotyping of milk production traits and genotyping</text:span>.<text:span text:style-name="T58"> </text:span><text:span text:style-name="T59">The premise is that repeated phenotyping has dimi</text:span><text:span text:style-name="T60">ni</text:span><text:span text:style-name="T59">shing returns and genomic selection increases genetic gain by means others than the accuracy.</text:span><text:span text:style-name="T22"> </text:span><text:span text:style-name="T32">We show that by reallocating a part of phenotyping resources to genotyping, </text:span><text:span text:style-name="T30">we can substantially</text:span><text:span text:style-name="T32"> increase genetic gain regardless of the cost and amount of genotyping, and availability of initial training population. </text:span><text:span text:style-name="T31">We also show that we can increase the genetic gain even further by increasing the investment into genotyping, despite simultaneously decreasing the </text:span><text:span text:style-name="T36">amount of </text:span><text:span text:style-name="T31">phenotyping.</text:span><text:span text:style-name="T30"> </text:span><text:span text:style-name="T43">Similarly, although reduced phenotyping reduced the phenotype accuracy, genomic prediction</text:span><text:span text:style-name="T75"> increase</text:span><text:span text:style-name="T86">d</text:span><text:span text:style-name="T75"> the </text:span><text:span text:style-name="T86">prediction </text:span><text:span text:style-name="T75">accuracy of non-phenotyped selection candidates.</text:span><text:span text:style-name="T1"> These results raised four discussion points 1) how optimization of investment in phenotyping and genotyping affects genetic gain with or without an initial training population; 2) how optimization of investment in phenotyping and genotyping affects </text:span><text:change text:change-id="ct93914944130464"/><text:span text:style-name="T1">accuracy with and without an</text:span><text:change text:change-id="ct93914626859008"/><text:span text:style-name="T1"> initial training population; 3) limitations and remarks of the study; 4) implications for breeding programmes.</text:span></text:p>
      <text:p text:style-name="P16"/>
      <text:p text:style-name="P15">1 Genetic gain</text:p>
      <text:p text:style-name="P15"/>
      <text:p text:style-name="P28"><text:span text:style-name="T66">I</text:span><text:span text:style-name="T62">mplementing genomic selection by optimizing the investment in phenotyping and genotyping increase</text:span><text:span text:style-name="T65">s</text:span><text:span text:style-name="T62"> genetic gain </text:span><text:span text:style-name="T63">compared to the conventional scenario </text:span><text:span text:style-name="T62">despite reduced phenotyping, </text:span><text:span text:style-name="T64">regardless the amount of genotyping </text:span><text:span text:style-name="T66">(even at minimum investment into genotyping)</text:span><text:span text:style-name="T62">.</text:span></text:p>
      <text:p text:style-name="P29"><text:span text:style-name="T92">In this study we assumed that some small populations have access to an international training population, such as InterGenomics for Brown Swiss in Central Europe (Jorjani, 2012). We mimicked this by creating an initial 10K female training population. With the latter available, the </text:span><text:soft-page-break/><text:span text:style-name="T92">genomic scenarios with reduced phenotyping achieved up to 147% genetic gain of the conventional </text:span><text:span text:style-name="T28">scenario. The main driver of this increase was reduced generation interval in genomic scenarios. This </text:span><text:span text:style-name="T37">can be seen </text:span><text:span text:style-name="T42">as</text:span><text:span text:style-name="T37"> the scenarios that did not increase the intensity of sire selection (G10, $P:$G = 1:1) </text:span><text:span text:style-name="T42">still</text:span><text:span text:style-name="T28"> increased the genetic gain by 79% compared to the conventional scenario. This is also in agreement with previous studies, that concluded that</text:span><text:span text:style-name="T25"> the genomic selection doubles the g</text:span><text:span text:style-name="T24">enetic gain compared to the conventional progeny-testing scheme despite reduced accuracy of selection (</text:span><text:span text:style-name="T26">Wiggans et al., </text:span><text:span text:style-name="T33">2017</text:span><text:span text:style-name="T26">; </text:span><text:span text:style-name="T24">Obšteter et al., 2019). </text:span></text:p>
      <text:p text:style-name="P26"><text:span text:style-name="T93">Assisting this increase was also the fact, that although reduced phenotyping decreased the accuracy of the training population phenotype, it did not decrease the selection accuracy (or it decreased it only slightly). While the genomic prediction decreased the selection accuracy for sires only between only between 3% and 6%, it actually increase the selection accuracy for females between 7% and 27%. We discuss the reasons for this in more details below. </text:span></text:p>
      <text:p text:style-name="P29"><text:span text:style-name="T38">Lastly</text:span><text:span text:style-name="T26">, the </text:span><text:span text:style-name="T34">majority of the tested</text:span><text:span text:style-name="T26"> genomic selection </text:span><text:span text:style-name="T34">had higher intensity of sire selection than the conventional scenario</text:span><text:span text:style-name="T26">. </text:span><text:span text:style-name="T38">A</text:span><text:span text:style-name="T27"> costly and a lengthier procedure </text:span><text:span text:style-name="T38">of progeny-testing limits</text:span><text:span text:style-name="T27"> the conventional schemes </text:span><text:span text:style-name="T38">to</text:span><text:span text:style-name="T27"> increase the number of </text:span><text:span text:style-name="T34">progeny tested sires</text:span><text:span text:style-name="T27">. Genomic selection </text:span><text:span text:style-name="T39">singificantly</text:span><text:span text:style-name="T27"> reduced the </text:span><text:span text:style-name="T39">cost</text:span><text:span text:style-name="T27"> of testing male candidates </text:span><text:span text:style-name="T35">(Schaeffer, 2006)</text:span><text:span text:style-name="T27"> and thus allowed for increased intensity of male selection.</text:span></text:p>
      <text:p text:style-name="P21"/>
      <text:p text:style-name="P30"><text:span text:style-name="T71">We</text:span><text:span text:style-name="T68"> </text:span><text:span text:style-name="T70">further</text:span><text:span text:style-name="T68"> increased </text:span><text:span text:style-name="T71">the genetic gain </text:span><text:span text:style-name="T68">with increasing the </text:span><text:span text:style-name="T69">investment</text:span><text:span text:style-name="T68"> </text:span><text:span text:style-name="T69">into</text:span><text:span text:style-name="T68"> genotyping.</text:span><text:span text:style-name="T5"> </text:span><text:span text:style-name="T6">The </text:span><text:span text:style-name="T78">main </text:span><text:span text:style-name="T79">driving force of this increase was increasing </text:span><text:span text:style-name="T78">the </text:span><text:span text:style-name="T79">intensity of sire selection. </text:span><text:span text:style-name="T80">This can be seen </text:span><text:span text:style-name="T81">as increasing genotyping did not further reduce</text:span><text:span text:style-name="T80"> generation interval and </text:span><text:span text:style-name="T81">did also not increase </text:span><text:span text:style-name="T80">the accuracy </text:span><text:span text:style-name="T81">of sire</text:span><text:span text:style-name="T80"> selection candidates </text:span><text:span text:style-name="T79">(discussed in the next section)</text:span><text:span text:style-name="T80">.</text:span><text:span text:style-name="T82"> </text:span><text:span text:style-name="T83">I</text:span><text:span text:style-name="T84">ncreasing the </text:span><text:span text:style-name="T85">investment into</text:span><text:span text:style-name="T84"> genotyping resulted in more male candidates tested, but same number selected, which in turn increased selection intensity. </text:span><text:span text:style-name="T87">A minor drive of this increase was also the increasing selection accuracy of female candidates. The benefit of this was diminished, since the intensity of selection in </text:span><text:soft-page-break/><text:span text:style-name="T87">females was very low. </text:span><text:span text:style-name="T88">However, this is in accordance with previous papers reporting that increasing the number of phenotypes in the reference population has a diminishing return relationship with genetic gain (and accuracy). We expand this conclusion into showing, that the</text:span></text:p>
      <text:p text:style-name="P27"/>
      <text:p text:style-name="P20"><text:span text:style-name="T2">Although increasing investment into genotyping increased genetic gain, the increase was not proportional. Instead, increasing genotyping had a diminishing return relationship with genetic gain, </text:span><text:span text:style-name="T67">which reached a plateau</text:span><text:span text:style-name="T2">. Our results showed that investing more than the resources of six phenotype records into genotyping did not significantly improve the genetic gain (scenarios G5, G2, and G1). The first reason for this is, that the accuracy of sire selection in genomic scenario did not increase with increasing genotyping, but was high regardless. We discuss the reasons for this in more details below. Secondly, the high-genotyping scenarios genotyped nearly all or all females. This resulted in the maximum size as well as the maximum yearly update of the training population. As shown by the previous studies, adding an additional female (non-repeated phenotype) to the training population has diminishing return relationship with accuracy and economic genetic gain (Grevenhof et al., 2012; Gonzalez-Recio et al., 2014). </text:span><text:span text:style-name="T3">Gonzales-Recio et al. showed that the contribution of an additional female decreases with the number of females in the training population. That is, when the number of females in a training population is small, an additional record has a larger value for </text:span><text:span text:style-name="T94">the </text:span><text:span text:style-name="T3">genetic gain than when the female training population is large. They also showed that as the heritability increases, the contribution of an additional phenotype to the genetic gain decreases. This means less phenotypes are needed to achieve the maximum gain. Since the testing scenarios in question all started with a ~10K training population, additional revenue from enlarging the training population was small.</text:span><text:span text:style-name="T2"> </text:span><text:span text:style-name="T77">However, </text:span><text:span text:style-name="T89">in Gonzales-Recio paper they assumed each female was phenotyped only once, hence they used the term phenotypes and females interchangeably. In our study we distinguish between them, since as the scenarios increased the number of females in the training population, they decreased the number of phenotypes (repeated though). The top performing scenarios were the ones that had the largest number of females in the </text:span><text:soft-page-break/><text:span text:style-name="T89">training population but also the smallest number of phenotypes. Hence we </text:span><text:span text:style-name="T90">supplement the conclusion of their paper by showing that the number of phenotypes is not an effiecient expression. <text:s/>Hence, the genetic gain increases with the number of UNIQUE phenotypes in training population. Further on, since we ran a single step, the phenotypes of the non-genotyped animals also contributed to the estimation. </text:span></text:p>
      <text:p text:style-name="P20"/>
      <text:p text:style-name="P20"><text:span text:style-name="T2">And thirdly, the intensity of male selection was high in all high‑genotyping scenarios. For example, reducing the number of recordings from two to one per lactation and investing the rest into genotyping increased the intensity of male selection only between 1.0% and 2.7%.</text:span></text:p>
      <text:p text:style-name="P31"/>
      <text:p text:style-name="P24">In this study we also showed, that the value of an additional female in the training population vastly exceeds the value of an additional phenotype per female already in the training population. For example, the number of phenotypes in the training population was up to 10times higher in the </text:p>
      <text:p text:style-name="P25"/>
      <text:p text:style-name="P6"><text:span text:style-name="T72">W</text:span><text:span text:style-name="T73">e achieved </text:span><text:span text:style-name="T74">a comparable</text:span><text:span text:style-name="T73"> maximum genetic gain regardless the </text:span><text:span text:style-name="T72">relative price of phenotyping to genotyping</text:span><text:span text:style-name="T73">. </text:span><text:span text:style-name="T91">This was due to close to all or all females being genotyped in the best scenarios, the training population having the same number of animals, and the intensity of sire selection being high at al three price ratios.</text:span></text:p>
      <text:p text:style-name="P2"/>
      <text:p text:style-name="P8"><text:span text:style-name="T29">In this paper, we also considered a scenario, when small populations do not have excess to a training population have to build one from scratch. In these scenarios </text:span><text:span text:style-name="T4">we still observed </text:span><text:span text:style-name="T7">between </text:span><text:span text:style-name="T47"><text:s/>31% and 134%</text:span><text:span text:style-name="T4"> increase in genetic gain compared to the baseline regardless the amount and </text:span><text:span text:style-name="T40">relative </text:span><text:span text:style-name="T4">price of </text:span><text:span text:style-name="T40">phenotyping to </text:span><text:span text:style-name="T4">genotyping. </text:span><text:span text:style-name="T7">However, these scenarios implemented genomic selection </text:span><text:span text:style-name="T29">of the sires</text:span><text:span text:style-name="T7"> with a delay, since they first had to accumulate 2000 genotypes. </text:span><text:span text:style-name="T40">W</text:span><text:span text:style-name="T7">e therefore d</text:span><text:span text:style-name="T40">id</text:span><text:span text:style-name="T7"> not </text:span><text:soft-page-break/><text:span text:style-name="T7">observe any increase </text:span><text:span text:style-name="T41">above</text:span><text:span text:style-name="T7"> the </text:span><text:span text:style-name="T40">conventional scenario</text:span><text:span text:style-name="T7"> prior to the implementation of genomic selection. Hence, the more we invest into genotyping, the sooner we can implement genomic selection without harming the genetic gain due to reduced phenotyping in the transition period (</text:span><text:span text:style-name="T8">accumulation</text:span><text:span text:style-name="T7"> of genotypes period). </text:span><text:span text:style-name="T76">THIS IS WHERE THE BIJMA REFENCE COMES IN!!! Increasing the TP has a diminishing return!!!</text:span></text:p>
      <text:p text:style-name="P3"/>
      <text:p text:style-name="P4"/>
      <text:p text:style-name="P4"/>
      <text:p text:style-name="P23"/>
      <text:p text:style-name="P5"/>
      <text:p text:style-name="P13">2 Accuracy</text:p>
      <text:p text:style-name="P9"><text:span text:style-name="T4">In general, the accuracy did not decrease with reducing the number of phenotype records, since still also meant increasing the number of genotyped animals, which in turn maintained or even increased the prediction accuracy. The accuracy of un-phenotyped male candidates persisted high regardless</text:span><text:span text:style-name="T10"> the amount of genotyping and phenotyping, (and the price of genotyping). We only observed a slight significant drop in the accuracy when there was not training population present and we genotyped minimum number of animals. This resulted in a slow growth of the training population that thus reflected in the accuracy.</text:span></text:p>
      <text:p text:style-name="P11"><text:span text:style-name="T12">T</text:span><text:span text:style-name="T13">he genomic testing increased the accuracy for female candidates and dams. The reason for this lies in the fact, that genomic relatedness increases the genetic connectedn</text:span><text:span text:style-name="T44">ess </text:span><text:span text:style-name="T48">from different management units compared to that based on pedigree</text:span><text:span text:style-name="T44"> </text:span><text:span text:style-name="T45">(</text:span><text:span text:style-name="T46">Yu</text:span><text:span text:style-name="T49"> et al, 201</text:span><text:span text:style-name="T50">7</text:span><text:span text:style-name="T49">),</text:span><text:span text:style-name="T14"> </text:span><text:span text:style-name="T15">which in turn increases prediction accuracy </text:span><text:span text:style-name="T50">(Yu et al., 2018).</text:span><text:span text:style-name="T14"> </text:span><text:span text:style-name="T13">The accuracy also increased with increasing genotyping, despite reducing phenotyping, </text:span><text:span text:style-name="T16">since it increased the genetic connectedness </text:span><text:span text:style-name="T17">even further</text:span><text:span text:style-name="T16">. Genotyping more </text:span><text:soft-page-break/><text:span text:style-name="T16">females also meant increasing the size of the reference population </text:span><text:span text:style-name="T17">and the prediction for more females benefiting from genomic information.</text:span></text:p>
      <text:p text:style-name="P12"><text:span text:style-name="T11">The accuracy of female candidates was lower than for male candidates, </text:span><text:span text:style-name="T18">since female candidates were not genotyped, while male were. </text:span><text:span text:style-name="T19">The accuracy for all females was in general lower than for male candidates. This was also true in the scenarios, where are dams were genotyped. T</text:span><text:span text:style-name="T51">his was because the male candidates have higher parent average, since xxx.</text:span></text:p>
      <text:p text:style-name="P14">A neat way to describe pedigree and genomic based models/selection/breeding - w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p>
      <text:p text:style-name="P14"/>
      <text:p text:style-name="P14"/>
      <text:p text:style-name="P7"><text:span text:style-name="T53">T</text:span><text:span text:style-name="T52">he trend for accuracy of sires was inconsistent between the scenarios. In the scenarios with an initial training population, the accuracy for sires decreased with increasing genotyping and decreasing phenotyping. </text:span><text:span text:style-name="T54">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span text:style-name="T55">When the initial training population was not available, this trend was not observed. </text:span><text:span text:style-name="T56">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4"><text:soft-page-break/></text:p>
      <text:p text:style-name="P10"><text:span text:style-name="T9">W</text:span><text:span text:style-name="T4">hen we remove the initial training population, </text:span><text:span text:style-name="T20">we observed a drop in the accuracy only in the low-genotyping scenarios. This was due to a combined effect of low heritability of the phenotype with only one phenotype recording</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5-14T15:55:09.202318157</dc:date>
    <meta:editing-duration>P3DT28M20S</meta:editing-duration>
    <meta:editing-cycles>5</meta:editing-cycles>
    <meta:generator>LibreOffice/6.0.7.3$Linux_X86_64 LibreOffice_project/00m0$Build-3</meta:generator>
    <meta:document-statistic meta:table-count="0" meta:image-count="0" meta:object-count="0" meta:page-count="7" meta:paragraph-count="20" meta:word-count="1840" meta:character-count="12161" meta:non-whitespace-character-count="10333"/>
  </office:meta>
</office:document-meta>
</file>